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arial, sans-serif"/>
    <style:font-face style:name="Lohit Devanagari1" svg:font-family="'Lohit Devanagari'"/>
    <style:font-face style:name="Times New Roman" svg:font-family="'Times New Roman'"/>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style:font-name="DejaVu Serif" fo:font-size="13pt" style:font-size-asian="13pt" style:font-size-complex="13pt"/>
    </style:style>
    <style:style style:name="P2" style:family="paragraph" style:parent-style-name="Text_20_body">
      <style:paragraph-properties fo:text-align="justify" style:justify-single-word="false"/>
      <style:text-properties style:font-name="DejaVu Serif" fo:font-size="13pt" officeooo:paragraph-rsid="00094102" style:font-size-asian="13pt" style:font-size-complex="13pt"/>
    </style:style>
    <style:style style:name="P3" style:family="paragraph" style:parent-style-name="Text_20_body">
      <style:paragraph-properties fo:text-align="justify" style:justify-single-word="false"/>
      <style:text-properties style:font-name="DejaVu Serif" fo:font-size="13pt" officeooo:rsid="00094102" officeooo:paragraph-rsid="00094102" style:font-size-asian="13pt" style:font-size-complex="13pt"/>
    </style:style>
    <style:style style:name="P4" style:family="paragraph" style:parent-style-name="Text_20_body">
      <style:paragraph-properties fo:text-align="justify" style:justify-single-word="false"/>
      <style:text-properties fo:font-variant="normal" fo:text-transform="none" fo:color="#000000" style:font-name="DejaVu Serif" fo:font-size="13pt" fo:letter-spacing="normal" fo:font-style="normal" fo:font-weight="normal" officeooo:paragraph-rsid="00094102" style:font-size-asian="13pt" style:font-size-complex="13pt"/>
    </style:style>
    <style:style style:name="P5"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style:text-properties fo:font-variant="normal" fo:text-transform="none" fo:color="#000000" style:font-name="DejaVu Serif" fo:font-size="13pt" fo:letter-spacing="normal" fo:font-style="normal" fo:font-weight="normal" style:font-size-asian="13pt" style:font-size-complex="13pt"/>
    </style:style>
    <style:style style:name="P6"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style:text-properties fo:font-variant="normal" fo:text-transform="none" fo:color="#000000" style:font-name="DejaVu Serif" fo:font-size="13pt" fo:letter-spacing="normal" fo:font-style="normal" fo:font-weight="normal" officeooo:rsid="0007c120" officeooo:paragraph-rsid="0007c120" style:font-size-asian="13pt" style:font-size-complex="13pt"/>
    </style:style>
    <style:style style:name="P7" style:family="paragraph" style:parent-style-name="Preformatted_20_Text">
      <loext:graphic-properties draw:fill="solid" draw:fill-color="#ffffff" draw:opacity="100%"/>
      <style:paragraph-properties fo:margin-left="0in" fo:margin-right="0in" fo:margin-top="0in" fo:margin-bottom="0in" loext:contextual-spacing="false" fo:text-align="justify" style:justify-single-word="false" fo:orphans="2" fo:widows="2" fo:text-indent="0in" style:auto-text-indent="false" fo:background-color="#ffffff"/>
      <style:text-properties fo:font-variant="normal" fo:text-transform="none" fo:color="#000000" style:font-name="DejaVu Serif" fo:font-size="13pt" fo:letter-spacing="normal" officeooo:paragraph-rsid="00094102" style:font-size-asian="13pt" style:font-size-complex="13pt"/>
    </style:style>
    <style:style style:name="T1" style:family="text">
      <style:text-properties fo:font-style="normal" fo:font-weight="normal"/>
    </style:style>
    <style:style style:name="T2" style:family="text">
      <style:text-properties fo:font-style="normal" fo:font-weight="normal" officeooo:rsid="0007c120"/>
    </style:style>
    <style:style style:name="T3" style:family="text">
      <style:text-properties fo:font-style="normal" fo:font-weight="normal" style:font-size-asian="14pt" style:font-size-complex="14pt"/>
    </style:style>
    <style:style style:name="T4" style:family="text">
      <style:text-properties fo:font-style="normal" fo:font-weight="normal" officeooo:rsid="00094102"/>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094102" style:font-size-asian="14pt" style:font-size-complex="14pt"/>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normal" fo:font-weight="normal" officeooo:rsid="00094102"/>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094102"/>
    </style:style>
    <style:style style:name="T11" style:family="text">
      <style:text-properties style:font-name="DejaVu Serif" fo:font-style="normal" fo:font-weight="normal"/>
    </style:style>
    <style:style style:name="T12" style:family="text">
      <style:text-properties style:font-name="DejaVu Serif" fo:font-style="normal" fo:font-weight="normal" officeooo:rsid="0007c120"/>
    </style:style>
    <style:style style:name="T13" style:family="text">
      <style:text-properties fo:font-size="14pt" style:font-size-asian="14pt" style:font-size-complex="14pt"/>
    </style:style>
    <style:style style:name="T14" style:family="text">
      <style:text-properties style:font-size-asian="14pt" style:font-size-complex="14pt"/>
    </style:style>
    <style:style style:name="T15" style:family="text">
      <style:text-properties fo:color="#222222"/>
    </style:style>
    <style:style style:name="T16" style:family="text">
      <style:text-properties fo:color="#222222" style:font-name="sans-serif"/>
    </style:style>
    <style:style style:name="T17" style:family="text">
      <style:text-properties fo:color="#0b0080" style:text-line-through-style="none" style:text-line-through-type="none" style:font-name="sans-serif" style:text-underline-style="none" style:text-blinking="false" fo:background-color="#ffffff" loext:char-shading-value="0"/>
    </style:style>
    <style:style style:name="T18" style:family="text">
      <style:text-properties style:font-name="Times New Roman"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5"/></text:p>
      <text:p text:style-name="P6">INTRODUCTION:</text:p>
      <text:p text:style-name="P6"/>
      <text:p text:style-name="P7"><text:span text:style-name="T1">It is the most commonly used method to decode convoluion codes.Its recommended to follow trellis diagram before applying the viterbi algorithm as it helps in determining the best path to the received data bit sequence. It is most useful when one wants to calculate the most likely path through the state transitions of these models over time.They also plays important role in other field such as bioinformatics as they can be used,among other thing,to deduce actual sequence of a DNA s</text:span><text:span text:style-name="T4">e</text:span><text:span text:style-name="T1">gment for possible hidden states. It can be used almost anywhere for pattern recognition.</text:span></text:p>
      <text:p text:style-name="P7"><text:span text:style-name="T1">Markov model helps to know how to move between the states of t</text:span><text:span text:style-name="T2">he</text:span><text:span text:style-name="T1"> automation. In HMM,the state is not directly visible,but the output/observations dependent on the state,is visibl</text:span><text:span text:style-name="T2">e. </text:span><text:span text:style-name="T1">E</text:span><text:span text:style-name="T2">ac</text:span><text:span text:style-name="T1">h state has a probability distribution over the possible output. The sequence of observations generated by a HMM gives some information about the sequence of states</text:span></text:p>
      <text:p text:style-name="P1"/>
      <text:p text:style-name="P3">MOTIVATION:</text:p>
      <text:p text:style-name="P2"><text:span text:style-name="T9">The motivation behind this algorithm arises from the fact that, given N states and T moments in time, calculating the probabilities of all transitions over time would be N^T probability calculations. Given that these probability calculations aren't a piece of cake to start with, that's a lot of calculations to have to do.</text:span></text:p>
      <text:p text:style-name="P4">The observation made by the Viterbi algorithm is that for any state at time t, there is only one most likely path to that state. Therefore, if several paths converge at a particular state at time t, instead of recalculating them all when calculating the transitions from this state to states at time t+1, one can discard the less likely paths, and only use the most likely one in one's calculations. When this is applied to each time step, it greatly reduces the number of calculations to T*N^2, which is much nicer than N^T.</text:p>
      <text:p text:style-name="P2"><text:span text:style-name="T10">The most commonly challenges faced in digital communication is to decode the convolution codes in which are used both in CDMA and GSM digital cellular,dial-up modems,satellite,deep-space communications and other wireless LANs over noisy digital communication<text:tab/>links.Vitterbi algorithm applies here to give most accurate probable hidden states of the<text:tab/>transition <text:tab/>path.</text:span></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arial, sans-serif"/>
    <style:font-face style:name="Lohit Devanagari1" svg:font-family="'Lohit Devanagari'"/>
    <style:font-face style:name="Times New Roman" svg:font-family="'Times New Roman'"/>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1T14:06:23.502785398</meta:creation-date>
    <dc:date>2019-08-11T14:28:09.777582553</dc:date>
    <meta:editing-duration>PT5S</meta:editing-duration>
    <meta:editing-cycles>1</meta:editing-cycles>
    <meta:document-statistic meta:table-count="0" meta:image-count="0" meta:object-count="0" meta:page-count="1" meta:paragraph-count="8" meta:word-count="347" meta:character-count="2162" meta:non-whitespace-character-count="1820"/>
    <meta:generator>LibreOffice/6.0.7.3$Linux_X86_64 LibreOffice_project/00m0$Build-3</meta:generator>
  </office:meta>
</office:document-meta>
</file>